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7A000006F422DB7151D698C82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-50%" draw:contrast="3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8.999cm" svg:height="45.568cm" svg:x="1.3cm" svg:y="1cm">
          <draw:image xlink:href="Pictures/100002010000077A000006F422DB7151D698C824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2cm" fo:page-height="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10:21:54.724883954</meta:creation-date>
    <dc:date>2022-03-22T10:33:04.279814420</dc:date>
    <meta:editing-duration>PT10M4S</meta:editing-duration>
    <meta:editing-cycles>2</meta:editing-cycles>
    <meta:generator>LibreOffice/6.4.7.2$Linux_X86_64 LibreOffice_project/40$Build-2</meta:generator>
    <meta:document-statistic meta:object-count="1"/>
  </office:meta>
</office:document-meta>
</file>